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73b9" officeooo:paragraph-rsid="000d73b9"/>
    </style:style>
    <style:style style:name="P2" style:family="paragraph" style:parent-style-name="Standard">
      <style:paragraph-properties fo:text-align="center" style:justify-single-word="false"/>
      <style:text-properties officeooo:rsid="000d73b9" officeooo:paragraph-rsid="000d73b9"/>
    </style:style>
    <style:style style:name="P3" style:family="paragraph" style:parent-style-name="Standard">
      <style:paragraph-properties fo:text-align="start" style:justify-single-word="false"/>
      <style:text-properties officeooo:rsid="000d73b9" officeooo:paragraph-rsid="000d73b9"/>
    </style:style>
    <style:style style:name="P4" style:family="paragraph" style:parent-style-name="Standard">
      <style:paragraph-properties fo:text-align="start" style:justify-single-word="false"/>
      <style:text-properties officeooo:rsid="0010d229" officeooo:paragraph-rsid="0010d229"/>
    </style:style>
    <style:style style:name="P5" style:family="paragraph" style:parent-style-name="Text_20_body">
      <style:paragraph-properties fo:text-align="justify" style:justify-single-word="false"/>
      <style:text-properties officeooo:rsid="00132560" officeooo:paragraph-rsid="00132560"/>
    </style:style>
    <style:style style:name="P6" style:family="paragraph" style:parent-style-name="Text_20_body">
      <style:text-properties officeooo:rsid="001711f3" officeooo:paragraph-rsid="001711f3"/>
    </style:style>
    <style:style style:name="P7" style:family="paragraph" style:parent-style-name="Text_20_body" style:master-page-name="">
      <loext:graphic-properties draw:fill="none"/>
      <style:paragraph-properties fo:margin-left="0.3118in" fo:margin-right="0.5618in" fo:margin-top="0in" fo:margin-bottom="0.0972in" loext:contextual-spacing="false" fo:line-height="120%" fo:text-indent="0in" style:auto-text-indent="false" style:page-number="auto" fo:background-color="transparent"/>
      <style:text-properties officeooo:rsid="001711f3" officeooo:paragraph-rsid="001711f3"/>
    </style:style>
    <style:style style:name="P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1c4281" officeooo:paragraph-rsid="001e974a"/>
    </style:style>
    <style:style style:name="P9" style:family="paragraph" style:parent-style-name="Text_20_body" style:list-style-name="L1">
      <loext:graphic-properties draw:fill="none"/>
      <style:paragraph-properties fo:margin-top="0in" fo:margin-bottom="0.0972in" loext:contextual-spacing="false" fo:line-height="120%" fo:background-color="transparent"/>
      <style:text-properties officeooo:paragraph-rsid="001e974a"/>
    </style:style>
    <style:style style:name="P10" style:family="paragraph" style:parent-style-name="Text_20_body" style:list-style-name="L1">
      <loext:graphic-properties draw:fill="none"/>
      <style:paragraph-properties fo:margin-top="0in" fo:margin-bottom="0.0972in" loext:contextual-spacing="false" fo:line-height="120%" fo:background-color="transparent"/>
      <style:text-properties officeooo:rsid="001e974a" officeooo:paragraph-rsid="001e974a"/>
    </style:style>
    <style:style style:name="P11" style:family="paragraph" style:parent-style-name="Text_20_body" style:list-style-name="L1">
      <loext:graphic-properties draw:fill="none"/>
      <style:paragraph-properties fo:margin-top="0in" fo:margin-bottom="0.0972in" loext:contextual-spacing="false" fo:line-height="120%" fo:background-color="transparent"/>
      <style:text-properties officeooo:rsid="00208481" officeooo:paragraph-rsid="00208481"/>
    </style:style>
    <style:style style:name="P12" style:family="paragraph" style:parent-style-name="Text_20_body" style:list-style-name="L1">
      <loext:graphic-properties draw:fill="none"/>
      <style:paragraph-properties fo:margin-top="0in" fo:margin-bottom="0.0972in" loext:contextual-spacing="false" fo:line-height="120%" fo:background-color="transparent"/>
      <style:text-properties officeooo:rsid="00240a9d" officeooo:paragraph-rsid="00240a9d"/>
    </style:style>
    <style:style style:name="P13" style:family="paragraph" style:parent-style-name="Heading_20_1">
      <style:paragraph-properties fo:break-before="page"/>
    </style:style>
    <style:style style:name="P14" style:family="paragraph" style:parent-style-name="Heading_20_1" style:master-page-name="">
      <style:paragraph-properties style:page-number="auto"/>
    </style:style>
    <style:style style:name="T1" style:family="text">
      <style:text-properties officeooo:rsid="000edfea"/>
    </style:style>
    <style:style style:name="T2" style:family="text">
      <style:text-properties officeooo:rsid="0014fdb5"/>
    </style:style>
    <style:style style:name="T3" style:family="text">
      <style:text-properties officeooo:rsid="001711f3"/>
    </style:style>
    <style:style style:name="T4" style:family="text">
      <style:text-properties officeooo:rsid="00179b82"/>
    </style:style>
    <style:style style:name="T5" style:family="text">
      <style:text-properties officeooo:rsid="001c8726"/>
    </style:style>
    <style:style style:name="T6" style:family="text">
      <style:text-properties officeooo:rsid="001da82e"/>
    </style:style>
    <style:style style:name="T7" style:family="text">
      <style:text-properties style:text-position="super 58%" officeooo:rsid="001da82e"/>
    </style:style>
    <style:style style:name="T8" style:family="text">
      <style:text-properties officeooo:rsid="001e974a"/>
    </style:style>
    <style:style style:name="T9" style:family="text">
      <style:text-properties officeooo:rsid="002260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Movie <text:span text:style-name="T1">P</text:span>redictor</text:p>
      <text:p text:style-name="P2"><text:span text:style-name="T6">Mini-project for </text:span>Introduction to Data Science <text:span text:style-name="T6">Course in University of Helsinki</text:span></text:p>
      <text:p text:style-name="P2">Ville Tuulio, Andreas <text:span text:style-name="T2">Andra</text:span>, Jussi-Pekka Martikainen</text:p>
      <text:p text:style-name="P2">28<text:span text:style-name="T7">th</text:span><text:span text:style-name="T6"> of October </text:span>2017</text:p>
      <text:p text:style-name="P3"/>
      <text:h text:style-name="P13" text:outline-level="1">1 Introduction</text:h>
      <text:p text:style-name="P5">Movie Predictor is a topic for our mini-project <text:span text:style-name="T3">done </text:span>in Introduction to Data Science course in autumn 2017. <text:span text:style-name="T2">The project group consisted of three students: Ville Tuulio, Andreas Andra and Jussi-Pekka Martikainen. Our support person from the course was TA Johanna Bouri. Purpose of the mini-project was to show in practice what the students had learned during the course.</text:span></text:p>
      <text:h text:style-name="Heading_20_1" text:outline-level="1">2 Mini-project topic – Movie Predictor</text:h>
      <text:p text:style-name="P6">Our topic for the mini-project was <text:span text:style-name="T4">Movie Predictor. Below you can find the original hand-in for the mini-project describing what the groups was about to do before any work had taken place. A prediction of its own kind.</text:span></text:p>
      <text:p text:style-name="P7">“Movie predictor. For given person (actor, director or producer name) the program downloads dataset from IMDB and shows his or her movie history. From the output one can see persons most favorable movie genre, successfulness of the person e.t.c. Then with this dataset the program predicts the next movie where this person is taking part. Prediction includes movie title, plot keywords, when the movie is coming out and the successfulness of the movie.”</text:p>
      <text:p text:style-name="P8">But as you will find by reading forward some predictions are not 100% accurate. <text:span text:style-name="T5">So wasn’t ours. Shortlist of implemented functionalities: </text:span></text:p>
      <text:list xml:id="list2807454431" text:style-name="L1">
        <text:list-item>
          <text:p text:style-name="P9"><text:span text:style-name="T8">download movie history with related available datasets from IMDB for a chosen person and chosen datasets</text:span></text:p>
        </text:list-item>
        <text:list-item>
          <text:p text:style-name="P10">since downloaded data is stored locally in files and further wrangled to csv-format, persons movie history and dataset can be viewed</text:p>
        </text:list-item>
        <text:list-item>
          <text:p text:style-name="P11">predict persons next 5 movies rating and budget, using 2 machine learning algorithm <text:span text:style-name="T9">by using publicly available libraries</text:span></text:p>
        </text:list-item>
        <text:list-item>
          <text:p text:style-name="P12">keyword based text analysis for the top ranking movies for the person</text:p>
        </text:list-item>
      </text:list>
      <text:h text:style-name="P14" text:outline-level="1">3 Ways-of-work</text:h>
      <text:p text:style-name="P4"/>
      <text:p text:style-name="P4"/>
      <text:h text:style-name="Heading_20_1" text:outline-level="1">4 Path-to-glory</text:h>
      <text:p text:style-name="P4"/>
      <text:p text:style-name="P4"/>
      <text:h text:style-name="Heading_20_1" text:outline-level="1">5 Self-assassment</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0:26:09.101570701</meta:creation-date>
    <dc:date>2017-10-25T21:56:41.815102392</dc:date>
    <meta:editing-duration>PT1H20M12S</meta:editing-duration>
    <meta:editing-cycles>19</meta:editing-cycles>
    <meta:generator>LibreOffice/5.3.1.2$Linux_X86_64 LibreOffice_project/30m0$Build-2</meta:generator>
    <meta:document-statistic meta:table-count="0" meta:image-count="0" meta:object-count="0" meta:page-count="2" meta:paragraph-count="17" meta:word-count="298" meta:character-count="1871" meta:non-whitespace-character-count="1592"/>
  </office:meta>
</office:document-meta>
</file>